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004in" svg:height="6.1909in" svg:x="7.4579in" svg:y="1.8508in">
            <draw:object draw:notify-on-update-of-ranges="Sheet3.A4:Sheet3.A4 Sheet1.B2:Sheet1.B31 Sheet3.A3:Sheet3.A3 Sheet2.B2:Sheet2.B31 Sheet3.A2:Sheet3.A2 Sheet1.A2:Sheet1.A31 Sheet3.A1:Sheet3.A1 Sheet2.A2:Sheet2.A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table:number-columns-repeated="16"/>
        </table:table-row>
        <table:table-row table:style-name="ro1">
          <table:table-cell table:formula="of:=[.C2]/(10^6)" office:value-type="float" office:value="153.166231" calcext:value-type="float">
            <text:p>153.166231</text:p>
          </table:table-cell>
          <table:table-cell table:formula="of:=[.D2]/(10^6)" office:value-type="float" office:value="267.20079" calcext:value-type="float">
            <text:p>267.20079</text:p>
          </table:table-cell>
          <table:table-cell office:value-type="float" office:value="153166231" calcext:value-type="float">
            <text:p>153166231</text:p>
          </table:table-cell>
          <table:table-cell office:value-type="float" office:value="267200790" calcext:value-type="float">
            <text:p>267200790</text:p>
          </table:table-cell>
          <table:table-cell table:number-columns-repeated="16"/>
        </table:table-row>
        <table:table-row table:style-name="ro1">
          <table:table-cell table:formula="of:=[.C3]/(10^6)" office:value-type="float" office:value="99.355195" calcext:value-type="float">
            <text:p>99.355195</text:p>
          </table:table-cell>
          <table:table-cell table:formula="of:=[.D3]/(10^6)" office:value-type="float" office:value="264.674326" calcext:value-type="float">
            <text:p>264.674326</text:p>
          </table:table-cell>
          <table:table-cell office:value-type="float" office:value="99355195" calcext:value-type="float">
            <text:p>99355195</text:p>
          </table:table-cell>
          <table:table-cell office:value-type="float" office:value="264674326" calcext:value-type="float">
            <text:p>264674326</text:p>
          </table:table-cell>
          <table:table-cell table:number-columns-repeated="16"/>
        </table:table-row>
        <table:table-row table:style-name="ro1">
          <table:table-cell table:formula="of:=[.C4]/(10^6)" office:value-type="float" office:value="90.323064" calcext:value-type="float">
            <text:p>90.323064</text:p>
          </table:table-cell>
          <table:table-cell table:formula="of:=[.D4]/(10^6)" office:value-type="float" office:value="262.446652" calcext:value-type="float">
            <text:p>262.446652</text:p>
          </table:table-cell>
          <table:table-cell office:value-type="float" office:value="90323064" calcext:value-type="float">
            <text:p>90323064</text:p>
          </table:table-cell>
          <table:table-cell office:value-type="float" office:value="262446652" calcext:value-type="float">
            <text:p>262446652</text:p>
          </table:table-cell>
          <table:table-cell table:number-columns-repeated="16"/>
        </table:table-row>
        <table:table-row table:style-name="ro1">
          <table:table-cell table:formula="of:=[.C5]/(10^6)" office:value-type="float" office:value="91.396207" calcext:value-type="float">
            <text:p>91.396207</text:p>
          </table:table-cell>
          <table:table-cell table:formula="of:=[.D5]/(10^6)" office:value-type="float" office:value="262.413067" calcext:value-type="float">
            <text:p>262.413067</text:p>
          </table:table-cell>
          <table:table-cell office:value-type="float" office:value="91396207" calcext:value-type="float">
            <text:p>91396207</text:p>
          </table:table-cell>
          <table:table-cell office:value-type="float" office:value="262413067" calcext:value-type="float">
            <text:p>262413067</text:p>
          </table:table-cell>
          <table:table-cell table:number-columns-repeated="16"/>
        </table:table-row>
        <table:table-row table:style-name="ro1">
          <table:table-cell table:formula="of:=[.C6]/(10^6)" office:value-type="float" office:value="91.494889" calcext:value-type="float">
            <text:p>91.494889</text:p>
          </table:table-cell>
          <table:table-cell table:formula="of:=[.D6]/(10^6)" office:value-type="float" office:value="261.870496" calcext:value-type="float">
            <text:p>261.870496</text:p>
          </table:table-cell>
          <table:table-cell office:value-type="float" office:value="91494889" calcext:value-type="float">
            <text:p>91494889</text:p>
          </table:table-cell>
          <table:table-cell office:value-type="float" office:value="261870496" calcext:value-type="float">
            <text:p>261870496</text:p>
          </table:table-cell>
          <table:table-cell table:number-columns-repeated="16"/>
        </table:table-row>
        <table:table-row table:style-name="ro1">
          <table:table-cell table:formula="of:=[.C7]/(10^6)" office:value-type="float" office:value="93.149833" calcext:value-type="float">
            <text:p>93.149833</text:p>
          </table:table-cell>
          <table:table-cell table:formula="of:=[.D7]/(10^6)" office:value-type="float" office:value="262.35725" calcext:value-type="float">
            <text:p>262.35725</text:p>
          </table:table-cell>
          <table:table-cell office:value-type="float" office:value="93149833" calcext:value-type="float">
            <text:p>93149833</text:p>
          </table:table-cell>
          <table:table-cell office:value-type="float" office:value="262357250" calcext:value-type="float">
            <text:p>262357250</text:p>
          </table:table-cell>
          <table:table-cell table:number-columns-repeated="16"/>
        </table:table-row>
        <table:table-row table:style-name="ro1">
          <table:table-cell table:formula="of:=[.C8]/(10^6)" office:value-type="float" office:value="90.244141" calcext:value-type="float">
            <text:p>90.244141</text:p>
          </table:table-cell>
          <table:table-cell table:formula="of:=[.D8]/(10^6)" office:value-type="float" office:value="262.015536" calcext:value-type="float">
            <text:p>262.015536</text:p>
          </table:table-cell>
          <table:table-cell office:value-type="float" office:value="90244141" calcext:value-type="float">
            <text:p>90244141</text:p>
          </table:table-cell>
          <table:table-cell office:value-type="float" office:value="262015536" calcext:value-type="float">
            <text:p>262015536</text:p>
          </table:table-cell>
          <table:table-cell table:number-columns-repeated="16"/>
        </table:table-row>
        <table:table-row table:style-name="ro1">
          <table:table-cell table:formula="of:=[.C9]/(10^6)" office:value-type="float" office:value="91.032875" calcext:value-type="float">
            <text:p>91.032875</text:p>
          </table:table-cell>
          <table:table-cell table:formula="of:=[.D9]/(10^6)" office:value-type="float" office:value="261.732365" calcext:value-type="float">
            <text:p>261.732365</text:p>
          </table:table-cell>
          <table:table-cell office:value-type="float" office:value="91032875" calcext:value-type="float">
            <text:p>91032875</text:p>
          </table:table-cell>
          <table:table-cell office:value-type="float" office:value="261732365" calcext:value-type="float">
            <text:p>261732365</text:p>
          </table:table-cell>
          <table:table-cell table:number-columns-repeated="16"/>
        </table:table-row>
        <table:table-row table:style-name="ro1">
          <table:table-cell table:formula="of:=[.C10]/(10^6)" office:value-type="float" office:value="91.310692" calcext:value-type="float">
            <text:p>91.310692</text:p>
          </table:table-cell>
          <table:table-cell table:formula="of:=[.D10]/(10^6)" office:value-type="float" office:value="261.81224" calcext:value-type="float">
            <text:p>261.81224</text:p>
          </table:table-cell>
          <table:table-cell office:value-type="float" office:value="91310692" calcext:value-type="float">
            <text:p>91310692</text:p>
          </table:table-cell>
          <table:table-cell office:value-type="float" office:value="261812240" calcext:value-type="float">
            <text:p>261812240</text:p>
          </table:table-cell>
          <table:table-cell table:number-columns-repeated="16"/>
        </table:table-row>
        <table:table-row table:style-name="ro1">
          <table:table-cell table:formula="of:=[.C11]/(10^6)" office:value-type="float" office:value="91.348107" calcext:value-type="float">
            <text:p>91.348107</text:p>
          </table:table-cell>
          <table:table-cell table:formula="of:=[.D11]/(10^6)" office:value-type="float" office:value="261.996549" calcext:value-type="float">
            <text:p>261.996549</text:p>
          </table:table-cell>
          <table:table-cell office:value-type="float" office:value="91348107" calcext:value-type="float">
            <text:p>91348107</text:p>
          </table:table-cell>
          <table:table-cell office:value-type="float" office:value="261996549" calcext:value-type="float">
            <text:p>261996549</text:p>
          </table:table-cell>
          <table:table-cell table:number-columns-repeated="16"/>
        </table:table-row>
        <table:table-row table:style-name="ro1">
          <table:table-cell table:formula="of:=[.C12]/(10^6)" office:value-type="float" office:value="89.429502" calcext:value-type="float">
            <text:p>89.429502</text:p>
          </table:table-cell>
          <table:table-cell table:formula="of:=[.D12]/(10^6)" office:value-type="float" office:value="261.844687" calcext:value-type="float">
            <text:p>261.844687</text:p>
          </table:table-cell>
          <table:table-cell office:value-type="float" office:value="89429502" calcext:value-type="float">
            <text:p>89429502</text:p>
          </table:table-cell>
          <table:table-cell office:value-type="float" office:value="261844687" calcext:value-type="float">
            <text:p>261844687</text:p>
          </table:table-cell>
          <table:table-cell table:number-columns-repeated="16"/>
        </table:table-row>
        <table:table-row table:style-name="ro1">
          <table:table-cell table:formula="of:=[.C13]/(10^6)" office:value-type="float" office:value="91.108206" calcext:value-type="float">
            <text:p>91.108206</text:p>
          </table:table-cell>
          <table:table-cell table:formula="of:=[.D13]/(10^6)" office:value-type="float" office:value="261.73671" calcext:value-type="float">
            <text:p>261.73671</text:p>
          </table:table-cell>
          <table:table-cell office:value-type="float" office:value="91108206" calcext:value-type="float">
            <text:p>91108206</text:p>
          </table:table-cell>
          <table:table-cell office:value-type="float" office:value="261736710" calcext:value-type="float">
            <text:p>261736710</text:p>
          </table:table-cell>
          <table:table-cell table:number-columns-repeated="16"/>
        </table:table-row>
        <table:table-row table:style-name="ro1">
          <table:table-cell table:formula="of:=[.C14]/(10^6)" office:value-type="float" office:value="89.904163" calcext:value-type="float">
            <text:p>89.904163</text:p>
          </table:table-cell>
          <table:table-cell table:formula="of:=[.D14]/(10^6)" office:value-type="float" office:value="261.614594" calcext:value-type="float">
            <text:p>261.614594</text:p>
          </table:table-cell>
          <table:table-cell office:value-type="float" office:value="89904163" calcext:value-type="float">
            <text:p>89904163</text:p>
          </table:table-cell>
          <table:table-cell office:value-type="float" office:value="261614594" calcext:value-type="float">
            <text:p>261614594</text:p>
          </table:table-cell>
          <table:table-cell table:number-columns-repeated="16"/>
        </table:table-row>
        <table:table-row table:style-name="ro1">
          <table:table-cell table:formula="of:=[.C15]/(10^6)" office:value-type="float" office:value="90.822671" calcext:value-type="float">
            <text:p>90.822671</text:p>
          </table:table-cell>
          <table:table-cell table:formula="of:=[.D15]/(10^6)" office:value-type="float" office:value="262.622717" calcext:value-type="float">
            <text:p>262.622717</text:p>
          </table:table-cell>
          <table:table-cell office:value-type="float" office:value="90822671" calcext:value-type="float">
            <text:p>90822671</text:p>
          </table:table-cell>
          <table:table-cell office:value-type="float" office:value="262622717" calcext:value-type="float">
            <text:p>262622717</text:p>
          </table:table-cell>
          <table:table-cell table:number-columns-repeated="15"/>
          <table:table-cell office:value-type="string" calcext:value-type="string">
            <text:p>Column Major</text:p>
          </table:table-cell>
        </table:table-row>
        <table:table-row table:style-name="ro1">
          <table:table-cell table:formula="of:=[.C16]/(10^6)" office:value-type="float" office:value="91.381982" calcext:value-type="float">
            <text:p>91.381982</text:p>
          </table:table-cell>
          <table:table-cell table:formula="of:=[.D16]/(10^6)" office:value-type="float" office:value="261.850005" calcext:value-type="float">
            <text:p>261.850005</text:p>
          </table:table-cell>
          <table:table-cell office:value-type="float" office:value="91381982" calcext:value-type="float">
            <text:p>91381982</text:p>
          </table:table-cell>
          <table:table-cell office:value-type="float" office:value="261850005" calcext:value-type="float">
            <text:p>261850005</text:p>
          </table:table-cell>
          <table:table-cell table:number-columns-repeated="16"/>
        </table:table-row>
        <table:table-row table:style-name="ro1">
          <table:table-cell table:formula="of:=[.C17]/(10^6)" office:value-type="float" office:value="90.562433" calcext:value-type="float">
            <text:p>90.562433</text:p>
          </table:table-cell>
          <table:table-cell table:formula="of:=[.D17]/(10^6)" office:value-type="float" office:value="261.699042" calcext:value-type="float">
            <text:p>261.699042</text:p>
          </table:table-cell>
          <table:table-cell office:value-type="float" office:value="90562433" calcext:value-type="float">
            <text:p>90562433</text:p>
          </table:table-cell>
          <table:table-cell office:value-type="float" office:value="261699042" calcext:value-type="float">
            <text:p>261699042</text:p>
          </table:table-cell>
          <table:table-cell table:number-columns-repeated="16"/>
        </table:table-row>
        <table:table-row table:style-name="ro1">
          <table:table-cell table:formula="of:=[.C18]/(10^6)" office:value-type="float" office:value="91.06218" calcext:value-type="float">
            <text:p>91.06218</text:p>
          </table:table-cell>
          <table:table-cell table:formula="of:=[.D18]/(10^6)" office:value-type="float" office:value="262.741457" calcext:value-type="float">
            <text:p>262.741457</text:p>
          </table:table-cell>
          <table:table-cell office:value-type="float" office:value="91062180" calcext:value-type="float">
            <text:p>91062180</text:p>
          </table:table-cell>
          <table:table-cell office:value-type="float" office:value="262741457" calcext:value-type="float">
            <text:p>262741457</text:p>
          </table:table-cell>
          <table:table-cell table:number-columns-repeated="16"/>
        </table:table-row>
        <table:table-row table:style-name="ro1">
          <table:table-cell table:formula="of:=[.C19]/(10^6)" office:value-type="float" office:value="90.276867" calcext:value-type="float">
            <text:p>90.276867</text:p>
          </table:table-cell>
          <table:table-cell table:formula="of:=[.D19]/(10^6)" office:value-type="float" office:value="261.800009" calcext:value-type="float">
            <text:p>261.800009</text:p>
          </table:table-cell>
          <table:table-cell office:value-type="float" office:value="90276867" calcext:value-type="float">
            <text:p>90276867</text:p>
          </table:table-cell>
          <table:table-cell office:value-type="float" office:value="261800009" calcext:value-type="float">
            <text:p>261800009</text:p>
          </table:table-cell>
          <table:table-cell table:number-columns-repeated="16"/>
        </table:table-row>
        <table:table-row table:style-name="ro1">
          <table:table-cell table:formula="of:=[.C20]/(10^6)" office:value-type="float" office:value="90.694082" calcext:value-type="float">
            <text:p>90.694082</text:p>
          </table:table-cell>
          <table:table-cell table:formula="of:=[.D20]/(10^6)" office:value-type="float" office:value="261.729955" calcext:value-type="float">
            <text:p>261.729955</text:p>
          </table:table-cell>
          <table:table-cell office:value-type="float" office:value="90694082" calcext:value-type="float">
            <text:p>90694082</text:p>
          </table:table-cell>
          <table:table-cell office:value-type="float" office:value="261729955" calcext:value-type="float">
            <text:p>261729955</text:p>
          </table:table-cell>
          <table:table-cell table:number-columns-repeated="16"/>
        </table:table-row>
        <table:table-row table:style-name="ro1">
          <table:table-cell table:formula="of:=[.C21]/(10^6)" office:value-type="float" office:value="89.16652" calcext:value-type="float">
            <text:p>89.16652</text:p>
          </table:table-cell>
          <table:table-cell table:formula="of:=[.D21]/(10^6)" office:value-type="float" office:value="262.966282" calcext:value-type="float">
            <text:p>262.966282</text:p>
          </table:table-cell>
          <table:table-cell office:value-type="float" office:value="89166520" calcext:value-type="float">
            <text:p>89166520</text:p>
          </table:table-cell>
          <table:table-cell office:value-type="float" office:value="262966282" calcext:value-type="float">
            <text:p>262966282</text:p>
          </table:table-cell>
          <table:table-cell table:number-columns-repeated="16"/>
        </table:table-row>
        <table:table-row table:style-name="ro1">
          <table:table-cell table:formula="of:=[.C22]/(10^6)" office:value-type="float" office:value="90.184691" calcext:value-type="float">
            <text:p>90.184691</text:p>
          </table:table-cell>
          <table:table-cell table:formula="of:=[.D22]/(10^6)" office:value-type="float" office:value="262.31101" calcext:value-type="float">
            <text:p>262.31101</text:p>
          </table:table-cell>
          <table:table-cell office:value-type="float" office:value="90184691" calcext:value-type="float">
            <text:p>90184691</text:p>
          </table:table-cell>
          <table:table-cell office:value-type="float" office:value="262311010" calcext:value-type="float">
            <text:p>262311010</text:p>
          </table:table-cell>
          <table:table-cell table:number-columns-repeated="16"/>
        </table:table-row>
        <table:table-row table:style-name="ro1">
          <table:table-cell table:formula="of:=[.C23]/(10^6)" office:value-type="float" office:value="91.596056" calcext:value-type="float">
            <text:p>91.596056</text:p>
          </table:table-cell>
          <table:table-cell table:formula="of:=[.D23]/(10^6)" office:value-type="float" office:value="262.029755" calcext:value-type="float">
            <text:p>262.029755</text:p>
          </table:table-cell>
          <table:table-cell office:value-type="float" office:value="91596056" calcext:value-type="float">
            <text:p>91596056</text:p>
          </table:table-cell>
          <table:table-cell office:value-type="float" office:value="262029755" calcext:value-type="float">
            <text:p>262029755</text:p>
          </table:table-cell>
          <table:table-cell table:number-columns-repeated="16"/>
        </table:table-row>
        <table:table-row table:style-name="ro1">
          <table:table-cell table:formula="of:=[.C24]/(10^6)" office:value-type="float" office:value="91.403643" calcext:value-type="float">
            <text:p>91.403643</text:p>
          </table:table-cell>
          <table:table-cell table:formula="of:=[.D24]/(10^6)" office:value-type="float" office:value="261.103022" calcext:value-type="float">
            <text:p>261.103022</text:p>
          </table:table-cell>
          <table:table-cell office:value-type="float" office:value="91403643" calcext:value-type="float">
            <text:p>91403643</text:p>
          </table:table-cell>
          <table:table-cell office:value-type="float" office:value="261103022" calcext:value-type="float">
            <text:p>261103022</text:p>
          </table:table-cell>
          <table:table-cell table:number-columns-repeated="16"/>
        </table:table-row>
        <table:table-row table:style-name="ro1">
          <table:table-cell table:formula="of:=[.C25]/(10^6)" office:value-type="float" office:value="89.930133" calcext:value-type="float">
            <text:p>89.930133</text:p>
          </table:table-cell>
          <table:table-cell table:formula="of:=[.D25]/(10^6)" office:value-type="float" office:value="261.389689" calcext:value-type="float">
            <text:p>261.389689</text:p>
          </table:table-cell>
          <table:table-cell office:value-type="float" office:value="89930133" calcext:value-type="float">
            <text:p>89930133</text:p>
          </table:table-cell>
          <table:table-cell office:value-type="float" office:value="261389689" calcext:value-type="float">
            <text:p>261389689</text:p>
          </table:table-cell>
          <table:table-cell table:number-columns-repeated="16"/>
        </table:table-row>
        <table:table-row table:style-name="ro1">
          <table:table-cell table:formula="of:=[.C26]/(10^6)" office:value-type="float" office:value="88.802997" calcext:value-type="float">
            <text:p>88.802997</text:p>
          </table:table-cell>
          <table:table-cell table:formula="of:=[.D26]/(10^6)" office:value-type="float" office:value="261.19345" calcext:value-type="float">
            <text:p>261.19345</text:p>
          </table:table-cell>
          <table:table-cell office:value-type="float" office:value="88802997" calcext:value-type="float">
            <text:p>88802997</text:p>
          </table:table-cell>
          <table:table-cell office:value-type="float" office:value="261193450" calcext:value-type="float">
            <text:p>261193450</text:p>
          </table:table-cell>
          <table:table-cell table:number-columns-repeated="16"/>
        </table:table-row>
        <table:table-row table:style-name="ro1">
          <table:table-cell table:formula="of:=[.C27]/(10^6)" office:value-type="float" office:value="89.221159" calcext:value-type="float">
            <text:p>89.221159</text:p>
          </table:table-cell>
          <table:table-cell table:formula="of:=[.D27]/(10^6)" office:value-type="float" office:value="261.645584" calcext:value-type="float">
            <text:p>261.645584</text:p>
          </table:table-cell>
          <table:table-cell office:value-type="float" office:value="89221159" calcext:value-type="float">
            <text:p>89221159</text:p>
          </table:table-cell>
          <table:table-cell office:value-type="float" office:value="261645584" calcext:value-type="float">
            <text:p>261645584</text:p>
          </table:table-cell>
          <table:table-cell table:number-columns-repeated="16"/>
        </table:table-row>
        <table:table-row table:style-name="ro1">
          <table:table-cell table:formula="of:=[.C28]/(10^6)" office:value-type="float" office:value="91.119171" calcext:value-type="float">
            <text:p>91.119171</text:p>
          </table:table-cell>
          <table:table-cell table:formula="of:=[.D28]/(10^6)" office:value-type="float" office:value="262.964498" calcext:value-type="float">
            <text:p>262.964498</text:p>
          </table:table-cell>
          <table:table-cell office:value-type="float" office:value="91119171" calcext:value-type="float">
            <text:p>91119171</text:p>
          </table:table-cell>
          <table:table-cell office:value-type="float" office:value="262964498" calcext:value-type="float">
            <text:p>262964498</text:p>
          </table:table-cell>
          <table:table-cell table:number-columns-repeated="16"/>
        </table:table-row>
        <table:table-row table:style-name="ro1">
          <table:table-cell table:formula="of:=[.C29]/(10^6)" office:value-type="float" office:value="89.956969" calcext:value-type="float">
            <text:p>89.956969</text:p>
          </table:table-cell>
          <table:table-cell table:formula="of:=[.D29]/(10^6)" office:value-type="float" office:value="262.416791" calcext:value-type="float">
            <text:p>262.416791</text:p>
          </table:table-cell>
          <table:table-cell office:value-type="float" office:value="89956969" calcext:value-type="float">
            <text:p>89956969</text:p>
          </table:table-cell>
          <table:table-cell office:value-type="float" office:value="262416791" calcext:value-type="float">
            <text:p>262416791</text:p>
          </table:table-cell>
          <table:table-cell table:number-columns-repeated="16"/>
        </table:table-row>
        <table:table-row table:style-name="ro1">
          <table:table-cell table:formula="of:=[.C30]/(10^6)" office:value-type="float" office:value="89.03678" calcext:value-type="float">
            <text:p>89.03678</text:p>
          </table:table-cell>
          <table:table-cell table:formula="of:=[.D30]/(10^6)" office:value-type="float" office:value="262.638797" calcext:value-type="float">
            <text:p>262.638797</text:p>
          </table:table-cell>
          <table:table-cell office:value-type="float" office:value="89036780" calcext:value-type="float">
            <text:p>89036780</text:p>
          </table:table-cell>
          <table:table-cell office:value-type="float" office:value="262638797" calcext:value-type="float">
            <text:p>262638797</text:p>
          </table:table-cell>
          <table:table-cell table:number-columns-repeated="16"/>
        </table:table-row>
        <table:table-row table:style-name="ro1">
          <table:table-cell table:formula="of:=[.C31]/(10^6)" office:value-type="float" office:value="90.956853" calcext:value-type="float">
            <text:p>90.956853</text:p>
          </table:table-cell>
          <table:table-cell table:formula="of:=[.D31]/(10^6)" office:value-type="float" office:value="262.085408" calcext:value-type="float">
            <text:p>262.085408</text:p>
          </table:table-cell>
          <table:table-cell office:value-type="float" office:value="90956853" calcext:value-type="float">
            <text:p>90956853</text:p>
          </table:table-cell>
          <table:table-cell office:value-type="float" office:value="262085408" calcext:value-type="float">
            <text:p>262085408</text:p>
          </table:table-cell>
          <table:table-cell table:number-columns-repeated="16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</table:table-row>
        <table:table-row table:style-name="ro1">
          <table:table-cell table:formula="of:=[.C2]/(10^6)" office:value-type="float" office:value="92.897985" calcext:value-type="float">
            <text:p>92.897985</text:p>
          </table:table-cell>
          <table:table-cell table:formula="of:=[.D2]/(10^6)" office:value-type="float" office:value="253.474207" calcext:value-type="float">
            <text:p>253.474207</text:p>
          </table:table-cell>
          <table:table-cell office:value-type="float" office:value="92897985" calcext:value-type="float">
            <text:p>92897985</text:p>
          </table:table-cell>
          <table:table-cell office:value-type="float" office:value="253474207" calcext:value-type="float">
            <text:p>253474207</text:p>
          </table:table-cell>
        </table:table-row>
        <table:table-row table:style-name="ro1">
          <table:table-cell table:formula="of:=[.C3]/(10^6)" office:value-type="float" office:value="47.631535" calcext:value-type="float">
            <text:p>47.631535</text:p>
          </table:table-cell>
          <table:table-cell table:formula="of:=[.D3]/(10^6)" office:value-type="float" office:value="252.878108" calcext:value-type="float">
            <text:p>252.878108</text:p>
          </table:table-cell>
          <table:table-cell office:value-type="float" office:value="47631535" calcext:value-type="float">
            <text:p>47631535</text:p>
          </table:table-cell>
          <table:table-cell office:value-type="float" office:value="252878108" calcext:value-type="float">
            <text:p>252878108</text:p>
          </table:table-cell>
        </table:table-row>
        <table:table-row table:style-name="ro1">
          <table:table-cell table:formula="of:=[.C4]/(10^6)" office:value-type="float" office:value="47.786326" calcext:value-type="float">
            <text:p>47.786326</text:p>
          </table:table-cell>
          <table:table-cell table:formula="of:=[.D4]/(10^6)" office:value-type="float" office:value="253.090588" calcext:value-type="float">
            <text:p>253.090588</text:p>
          </table:table-cell>
          <table:table-cell office:value-type="float" office:value="47786326" calcext:value-type="float">
            <text:p>47786326</text:p>
          </table:table-cell>
          <table:table-cell office:value-type="float" office:value="253090588" calcext:value-type="float">
            <text:p>253090588</text:p>
          </table:table-cell>
        </table:table-row>
        <table:table-row table:style-name="ro1">
          <table:table-cell table:formula="of:=[.C5]/(10^6)" office:value-type="float" office:value="47.602227" calcext:value-type="float">
            <text:p>47.602227</text:p>
          </table:table-cell>
          <table:table-cell table:formula="of:=[.D5]/(10^6)" office:value-type="float" office:value="253.290217" calcext:value-type="float">
            <text:p>253.290217</text:p>
          </table:table-cell>
          <table:table-cell office:value-type="float" office:value="47602227" calcext:value-type="float">
            <text:p>47602227</text:p>
          </table:table-cell>
          <table:table-cell office:value-type="float" office:value="253290217" calcext:value-type="float">
            <text:p>253290217</text:p>
          </table:table-cell>
        </table:table-row>
        <table:table-row table:style-name="ro1">
          <table:table-cell table:formula="of:=[.C6]/(10^6)" office:value-type="float" office:value="41.698877" calcext:value-type="float">
            <text:p>41.698877</text:p>
          </table:table-cell>
          <table:table-cell table:formula="of:=[.D6]/(10^6)" office:value-type="float" office:value="255.060476" calcext:value-type="float">
            <text:p>255.060476</text:p>
          </table:table-cell>
          <table:table-cell office:value-type="float" office:value="41698877" calcext:value-type="float">
            <text:p>41698877</text:p>
          </table:table-cell>
          <table:table-cell office:value-type="float" office:value="255060476" calcext:value-type="float">
            <text:p>255060476</text:p>
          </table:table-cell>
        </table:table-row>
        <table:table-row table:style-name="ro1">
          <table:table-cell table:formula="of:=[.C7]/(10^6)" office:value-type="float" office:value="41.716858" calcext:value-type="float">
            <text:p>41.716858</text:p>
          </table:table-cell>
          <table:table-cell table:formula="of:=[.D7]/(10^6)" office:value-type="float" office:value="256.000938" calcext:value-type="float">
            <text:p>256.000938</text:p>
          </table:table-cell>
          <table:table-cell office:value-type="float" office:value="41716858" calcext:value-type="float">
            <text:p>41716858</text:p>
          </table:table-cell>
          <table:table-cell office:value-type="float" office:value="256000938" calcext:value-type="float">
            <text:p>256000938</text:p>
          </table:table-cell>
        </table:table-row>
        <table:table-row table:style-name="ro1">
          <table:table-cell table:formula="of:=[.C8]/(10^6)" office:value-type="float" office:value="41.706836" calcext:value-type="float">
            <text:p>41.706836</text:p>
          </table:table-cell>
          <table:table-cell table:formula="of:=[.D8]/(10^6)" office:value-type="float" office:value="255.068809" calcext:value-type="float">
            <text:p>255.068809</text:p>
          </table:table-cell>
          <table:table-cell office:value-type="float" office:value="41706836" calcext:value-type="float">
            <text:p>41706836</text:p>
          </table:table-cell>
          <table:table-cell office:value-type="float" office:value="255068809" calcext:value-type="float">
            <text:p>255068809</text:p>
          </table:table-cell>
        </table:table-row>
        <table:table-row table:style-name="ro1">
          <table:table-cell table:formula="of:=[.C9]/(10^6)" office:value-type="float" office:value="41.710965" calcext:value-type="float">
            <text:p>41.710965</text:p>
          </table:table-cell>
          <table:table-cell table:formula="of:=[.D9]/(10^6)" office:value-type="float" office:value="255.08145" calcext:value-type="float">
            <text:p>255.08145</text:p>
          </table:table-cell>
          <table:table-cell office:value-type="float" office:value="41710965" calcext:value-type="float">
            <text:p>41710965</text:p>
          </table:table-cell>
          <table:table-cell office:value-type="float" office:value="255081450" calcext:value-type="float">
            <text:p>255081450</text:p>
          </table:table-cell>
        </table:table-row>
        <table:table-row table:style-name="ro1">
          <table:table-cell table:formula="of:=[.C10]/(10^6)" office:value-type="float" office:value="41.681308" calcext:value-type="float">
            <text:p>41.681308</text:p>
          </table:table-cell>
          <table:table-cell table:formula="of:=[.D10]/(10^6)" office:value-type="float" office:value="255.797559" calcext:value-type="float">
            <text:p>255.797559</text:p>
          </table:table-cell>
          <table:table-cell office:value-type="float" office:value="41681308" calcext:value-type="float">
            <text:p>41681308</text:p>
          </table:table-cell>
          <table:table-cell office:value-type="float" office:value="255797559" calcext:value-type="float">
            <text:p>255797559</text:p>
          </table:table-cell>
        </table:table-row>
        <table:table-row table:style-name="ro1">
          <table:table-cell table:formula="of:=[.C11]/(10^6)" office:value-type="float" office:value="41.737421" calcext:value-type="float">
            <text:p>41.737421</text:p>
          </table:table-cell>
          <table:table-cell table:formula="of:=[.D11]/(10^6)" office:value-type="float" office:value="255.573334" calcext:value-type="float">
            <text:p>255.573334</text:p>
          </table:table-cell>
          <table:table-cell office:value-type="float" office:value="41737421" calcext:value-type="float">
            <text:p>41737421</text:p>
          </table:table-cell>
          <table:table-cell office:value-type="float" office:value="255573334" calcext:value-type="float">
            <text:p>255573334</text:p>
          </table:table-cell>
        </table:table-row>
        <table:table-row table:style-name="ro1">
          <table:table-cell table:formula="of:=[.C12]/(10^6)" office:value-type="float" office:value="41.791055" calcext:value-type="float">
            <text:p>41.791055</text:p>
          </table:table-cell>
          <table:table-cell table:formula="of:=[.D12]/(10^6)" office:value-type="float" office:value="254.935607" calcext:value-type="float">
            <text:p>254.935607</text:p>
          </table:table-cell>
          <table:table-cell office:value-type="float" office:value="41791055" calcext:value-type="float">
            <text:p>41791055</text:p>
          </table:table-cell>
          <table:table-cell office:value-type="float" office:value="254935607" calcext:value-type="float">
            <text:p>254935607</text:p>
          </table:table-cell>
        </table:table-row>
        <table:table-row table:style-name="ro1">
          <table:table-cell table:formula="of:=[.C13]/(10^6)" office:value-type="float" office:value="47.53141" calcext:value-type="float">
            <text:p>47.53141</text:p>
          </table:table-cell>
          <table:table-cell table:formula="of:=[.D13]/(10^6)" office:value-type="float" office:value="252.737698" calcext:value-type="float">
            <text:p>252.737698</text:p>
          </table:table-cell>
          <table:table-cell office:value-type="float" office:value="47531410" calcext:value-type="float">
            <text:p>47531410</text:p>
          </table:table-cell>
          <table:table-cell office:value-type="float" office:value="252737698" calcext:value-type="float">
            <text:p>252737698</text:p>
          </table:table-cell>
        </table:table-row>
        <table:table-row table:style-name="ro1">
          <table:table-cell table:formula="of:=[.C14]/(10^6)" office:value-type="float" office:value="47.723836" calcext:value-type="float">
            <text:p>47.723836</text:p>
          </table:table-cell>
          <table:table-cell table:formula="of:=[.D14]/(10^6)" office:value-type="float" office:value="253.375551" calcext:value-type="float">
            <text:p>253.375551</text:p>
          </table:table-cell>
          <table:table-cell office:value-type="float" office:value="47723836" calcext:value-type="float">
            <text:p>47723836</text:p>
          </table:table-cell>
          <table:table-cell office:value-type="float" office:value="253375551" calcext:value-type="float">
            <text:p>253375551</text:p>
          </table:table-cell>
        </table:table-row>
        <table:table-row table:style-name="ro1">
          <table:table-cell table:formula="of:=[.C15]/(10^6)" office:value-type="float" office:value="41.6943" calcext:value-type="float">
            <text:p>41.6943</text:p>
          </table:table-cell>
          <table:table-cell table:formula="of:=[.D15]/(10^6)" office:value-type="float" office:value="255.085204" calcext:value-type="float">
            <text:p>255.085204</text:p>
          </table:table-cell>
          <table:table-cell office:value-type="float" office:value="41694300" calcext:value-type="float">
            <text:p>41694300</text:p>
          </table:table-cell>
          <table:table-cell office:value-type="float" office:value="255085204" calcext:value-type="float">
            <text:p>255085204</text:p>
          </table:table-cell>
        </table:table-row>
        <table:table-row table:style-name="ro1">
          <table:table-cell table:formula="of:=[.C16]/(10^6)" office:value-type="float" office:value="41.725865" calcext:value-type="float">
            <text:p>41.725865</text:p>
          </table:table-cell>
          <table:table-cell table:formula="of:=[.D16]/(10^6)" office:value-type="float" office:value="254.464186" calcext:value-type="float">
            <text:p>254.464186</text:p>
          </table:table-cell>
          <table:table-cell office:value-type="float" office:value="41725865" calcext:value-type="float">
            <text:p>41725865</text:p>
          </table:table-cell>
          <table:table-cell office:value-type="float" office:value="254464186" calcext:value-type="float">
            <text:p>254464186</text:p>
          </table:table-cell>
        </table:table-row>
        <table:table-row table:style-name="ro1">
          <table:table-cell table:formula="of:=[.C17]/(10^6)" office:value-type="float" office:value="41.67662" calcext:value-type="float">
            <text:p>41.67662</text:p>
          </table:table-cell>
          <table:table-cell table:formula="of:=[.D17]/(10^6)" office:value-type="float" office:value="254.763904" calcext:value-type="float">
            <text:p>254.763904</text:p>
          </table:table-cell>
          <table:table-cell office:value-type="float" office:value="41676620" calcext:value-type="float">
            <text:p>41676620</text:p>
          </table:table-cell>
          <table:table-cell office:value-type="float" office:value="254763904" calcext:value-type="float">
            <text:p>254763904</text:p>
          </table:table-cell>
        </table:table-row>
        <table:table-row table:style-name="ro1">
          <table:table-cell table:formula="of:=[.C18]/(10^6)" office:value-type="float" office:value="41.698974" calcext:value-type="float">
            <text:p>41.698974</text:p>
          </table:table-cell>
          <table:table-cell table:formula="of:=[.D18]/(10^6)" office:value-type="float" office:value="254.58943" calcext:value-type="float">
            <text:p>254.58943</text:p>
          </table:table-cell>
          <table:table-cell office:value-type="float" office:value="41698974" calcext:value-type="float">
            <text:p>41698974</text:p>
          </table:table-cell>
          <table:table-cell office:value-type="float" office:value="254589430" calcext:value-type="float">
            <text:p>254589430</text:p>
          </table:table-cell>
        </table:table-row>
        <table:table-row table:style-name="ro1">
          <table:table-cell table:formula="of:=[.C19]/(10^6)" office:value-type="float" office:value="41.702987" calcext:value-type="float">
            <text:p>41.702987</text:p>
          </table:table-cell>
          <table:table-cell table:formula="of:=[.D19]/(10^6)" office:value-type="float" office:value="254.518364" calcext:value-type="float">
            <text:p>254.518364</text:p>
          </table:table-cell>
          <table:table-cell office:value-type="float" office:value="41702987" calcext:value-type="float">
            <text:p>41702987</text:p>
          </table:table-cell>
          <table:table-cell office:value-type="float" office:value="254518364" calcext:value-type="float">
            <text:p>254518364</text:p>
          </table:table-cell>
        </table:table-row>
        <table:table-row table:style-name="ro1">
          <table:table-cell table:formula="of:=[.C20]/(10^6)" office:value-type="float" office:value="41.701334" calcext:value-type="float">
            <text:p>41.701334</text:p>
          </table:table-cell>
          <table:table-cell table:formula="of:=[.D20]/(10^6)" office:value-type="float" office:value="254.928665" calcext:value-type="float">
            <text:p>254.928665</text:p>
          </table:table-cell>
          <table:table-cell office:value-type="float" office:value="41701334" calcext:value-type="float">
            <text:p>41701334</text:p>
          </table:table-cell>
          <table:table-cell office:value-type="float" office:value="254928665" calcext:value-type="float">
            <text:p>254928665</text:p>
          </table:table-cell>
        </table:table-row>
        <table:table-row table:style-name="ro1">
          <table:table-cell table:formula="of:=[.C21]/(10^6)" office:value-type="float" office:value="41.696254" calcext:value-type="float">
            <text:p>41.696254</text:p>
          </table:table-cell>
          <table:table-cell table:formula="of:=[.D21]/(10^6)" office:value-type="float" office:value="254.116067" calcext:value-type="float">
            <text:p>254.116067</text:p>
          </table:table-cell>
          <table:table-cell office:value-type="float" office:value="41696254" calcext:value-type="float">
            <text:p>41696254</text:p>
          </table:table-cell>
          <table:table-cell office:value-type="float" office:value="254116067" calcext:value-type="float">
            <text:p>254116067</text:p>
          </table:table-cell>
        </table:table-row>
        <table:table-row table:style-name="ro1">
          <table:table-cell table:formula="of:=[.C22]/(10^6)" office:value-type="float" office:value="41.731285" calcext:value-type="float">
            <text:p>41.731285</text:p>
          </table:table-cell>
          <table:table-cell table:formula="of:=[.D22]/(10^6)" office:value-type="float" office:value="254.579195" calcext:value-type="float">
            <text:p>254.579195</text:p>
          </table:table-cell>
          <table:table-cell office:value-type="float" office:value="41731285" calcext:value-type="float">
            <text:p>41731285</text:p>
          </table:table-cell>
          <table:table-cell office:value-type="float" office:value="254579195" calcext:value-type="float">
            <text:p>254579195</text:p>
          </table:table-cell>
        </table:table-row>
        <table:table-row table:style-name="ro1">
          <table:table-cell table:formula="of:=[.C23]/(10^6)" office:value-type="float" office:value="41.763673" calcext:value-type="float">
            <text:p>41.763673</text:p>
          </table:table-cell>
          <table:table-cell table:formula="of:=[.D23]/(10^6)" office:value-type="float" office:value="254.387726" calcext:value-type="float">
            <text:p>254.387726</text:p>
          </table:table-cell>
          <table:table-cell office:value-type="float" office:value="41763673" calcext:value-type="float">
            <text:p>41763673</text:p>
          </table:table-cell>
          <table:table-cell office:value-type="float" office:value="254387726" calcext:value-type="float">
            <text:p>254387726</text:p>
          </table:table-cell>
        </table:table-row>
        <table:table-row table:style-name="ro1">
          <table:table-cell table:formula="of:=[.C24]/(10^6)" office:value-type="float" office:value="41.661951" calcext:value-type="float">
            <text:p>41.661951</text:p>
          </table:table-cell>
          <table:table-cell table:formula="of:=[.D24]/(10^6)" office:value-type="float" office:value="254.600769" calcext:value-type="float">
            <text:p>254.600769</text:p>
          </table:table-cell>
          <table:table-cell office:value-type="float" office:value="41661951" calcext:value-type="float">
            <text:p>41661951</text:p>
          </table:table-cell>
          <table:table-cell office:value-type="float" office:value="254600769" calcext:value-type="float">
            <text:p>254600769</text:p>
          </table:table-cell>
        </table:table-row>
        <table:table-row table:style-name="ro1">
          <table:table-cell table:formula="of:=[.C25]/(10^6)" office:value-type="float" office:value="41.702657" calcext:value-type="float">
            <text:p>41.702657</text:p>
          </table:table-cell>
          <table:table-cell table:formula="of:=[.D25]/(10^6)" office:value-type="float" office:value="254.62307" calcext:value-type="float">
            <text:p>254.62307</text:p>
          </table:table-cell>
          <table:table-cell office:value-type="float" office:value="41702657" calcext:value-type="float">
            <text:p>41702657</text:p>
          </table:table-cell>
          <table:table-cell office:value-type="float" office:value="254623070" calcext:value-type="float">
            <text:p>254623070</text:p>
          </table:table-cell>
        </table:table-row>
        <table:table-row table:style-name="ro1">
          <table:table-cell table:formula="of:=[.C26]/(10^6)" office:value-type="float" office:value="41.69776" calcext:value-type="float">
            <text:p>41.69776</text:p>
          </table:table-cell>
          <table:table-cell table:formula="of:=[.D26]/(10^6)" office:value-type="float" office:value="254.806641" calcext:value-type="float">
            <text:p>254.806641</text:p>
          </table:table-cell>
          <table:table-cell office:value-type="float" office:value="41697760" calcext:value-type="float">
            <text:p>41697760</text:p>
          </table:table-cell>
          <table:table-cell office:value-type="float" office:value="254806641" calcext:value-type="float">
            <text:p>254806641</text:p>
          </table:table-cell>
        </table:table-row>
        <table:table-row table:style-name="ro1">
          <table:table-cell table:formula="of:=[.C27]/(10^6)" office:value-type="float" office:value="41.680543" calcext:value-type="float">
            <text:p>41.680543</text:p>
          </table:table-cell>
          <table:table-cell table:formula="of:=[.D27]/(10^6)" office:value-type="float" office:value="254.814198" calcext:value-type="float">
            <text:p>254.814198</text:p>
          </table:table-cell>
          <table:table-cell office:value-type="float" office:value="41680543" calcext:value-type="float">
            <text:p>41680543</text:p>
          </table:table-cell>
          <table:table-cell office:value-type="float" office:value="254814198" calcext:value-type="float">
            <text:p>254814198</text:p>
          </table:table-cell>
        </table:table-row>
        <table:table-row table:style-name="ro1">
          <table:table-cell table:formula="of:=[.C28]/(10^6)" office:value-type="float" office:value="41.718683" calcext:value-type="float">
            <text:p>41.718683</text:p>
          </table:table-cell>
          <table:table-cell table:formula="of:=[.D28]/(10^6)" office:value-type="float" office:value="255.097492" calcext:value-type="float">
            <text:p>255.097492</text:p>
          </table:table-cell>
          <table:table-cell office:value-type="float" office:value="41718683" calcext:value-type="float">
            <text:p>41718683</text:p>
          </table:table-cell>
          <table:table-cell office:value-type="float" office:value="255097492" calcext:value-type="float">
            <text:p>255097492</text:p>
          </table:table-cell>
        </table:table-row>
        <table:table-row table:style-name="ro1">
          <table:table-cell table:formula="of:=[.C29]/(10^6)" office:value-type="float" office:value="41.693512" calcext:value-type="float">
            <text:p>41.693512</text:p>
          </table:table-cell>
          <table:table-cell table:formula="of:=[.D29]/(10^6)" office:value-type="float" office:value="254.658185" calcext:value-type="float">
            <text:p>254.658185</text:p>
          </table:table-cell>
          <table:table-cell office:value-type="float" office:value="41693512" calcext:value-type="float">
            <text:p>41693512</text:p>
          </table:table-cell>
          <table:table-cell office:value-type="float" office:value="254658185" calcext:value-type="float">
            <text:p>254658185</text:p>
          </table:table-cell>
        </table:table-row>
        <table:table-row table:style-name="ro1">
          <table:table-cell table:formula="of:=[.C30]/(10^6)" office:value-type="float" office:value="41.774563" calcext:value-type="float">
            <text:p>41.774563</text:p>
          </table:table-cell>
          <table:table-cell table:formula="of:=[.D30]/(10^6)" office:value-type="float" office:value="254.734658" calcext:value-type="float">
            <text:p>254.734658</text:p>
          </table:table-cell>
          <table:table-cell office:value-type="float" office:value="41774563" calcext:value-type="float">
            <text:p>41774563</text:p>
          </table:table-cell>
          <table:table-cell office:value-type="float" office:value="254734658" calcext:value-type="float">
            <text:p>254734658</text:p>
          </table:table-cell>
        </table:table-row>
        <table:table-row table:style-name="ro1">
          <table:table-cell table:formula="of:=[.C31]/(10^6)" office:value-type="float" office:value="41.698118" calcext:value-type="float">
            <text:p>41.698118</text:p>
          </table:table-cell>
          <table:table-cell table:formula="of:=[.D31]/(10^6)" office:value-type="float" office:value="253.994375" calcext:value-type="float">
            <text:p>253.994375</text:p>
          </table:table-cell>
          <table:table-cell office:value-type="float" office:value="41698118" calcext:value-type="float">
            <text:p>41698118</text:p>
          </table:table-cell>
          <table:table-cell office:value-type="float" office:value="253994375" calcext:value-type="float">
            <text:p>25399437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Row Major (optimized)</text:p>
          </table:table-cell>
        </table:table-row>
        <table:table-row table:style-name="ro1">
          <table:table-cell office:value-type="string" calcext:value-type="string">
            <text:p>Row Major</text:p>
          </table:table-cell>
        </table:table-row>
        <table:table-row table:style-name="ro1">
          <table:table-cell office:value-type="string" calcext:value-type="string">
            <text:p>Column Major (optimized)</text:p>
          </table:table-cell>
        </table:table-row>
        <table:table-row table:style-name="ro1">
          <table:table-cell office:value-type="string" calcext:value-type="string">
            <text:p>Column Maj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42:19.420740376</meta:creation-date>
    <dc:date>2024-09-27T11:02:34.633708157</dc:date>
    <meta:editing-duration>PT9M16S</meta:editing-duration>
    <meta:editing-cycles>1</meta:editing-cycles>
    <meta:document-statistic meta:table-count="3" meta:cell-count="253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729fc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"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dee6ef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91cm" svg:height="15.726cm" xlink:href=".." xlink:type="simple" chart:class="chart:line" chart:style-name="ch1">
        <chart:title svg:x="6.109cm" svg:y="0.45cm" chart:style-name="ch2">
          <text:p>Execution Time of Array Operations</text:p>
        </chart:title>
        <chart:subtitle svg:x="9.25cm" svg:y="1.731cm" chart:style-name="ch3">
          <text:p>The Effect of Working With The Language</text:p>
        </chart:subtitle>
        <chart:legend chart:legend-position="end" svg:x="15.724cm" svg:y="6.182cm" style:legend-expansion="custom" svg:width="5.85cm" svg:height="2.146cm" style:legend-expansion-aspect-ratio="2.7260018639329" chart:style-name="ch4"/>
        <chart:plot-area chart:style-name="ch5" table:cell-range-address="Sheet3.A1:Sheet3.A4 Sheet1.A2:Sheet1.B31 Sheet2.A2:Sheet2.B31" chart:data-source-has-labels="row" svg:x="1.784cm" svg:y="2.586cm" svg:width="21.86cm" svg:height="11.798cm">
          <chart:coordinate-region svg:x="2.591cm" svg:y="2.785cm" svg:width="20.866cm" svg:height="10.952cm"/>
          <chart:axis chart:dimension="x" chart:name="primary-x" chart:style-name="ch6">
            <chart:title svg:x="11.753cm" svg:y="14.54cm" chart:style-name="ch7">
              <text:p>Test Number</text:p>
            </chart:title>
          </chart:axis>
          <chart:axis chart:dimension="y" chart:name="primary-y" chart:style-name="ch6">
            <chart:title svg:x="0.568cm" svg:y="11.424cm" chart:style-name="ch8">
              <text:p>Execution Time (in ms)</text:p>
            </chart:title>
            <chart:grid chart:style-name="ch9" chart:class="major"/>
          </chart:axis>
          <chart:series chart:style-name="ch10" chart:values-cell-range-address="Sheet1.B2:Sheet1.B31" chart:label-cell-address="Sheet3.A4:Sheet3.A4" chart:class="chart:line">
            <chart:data-point chart:repeated="30"/>
          </chart:series>
          <chart:series chart:style-name="ch11" chart:values-cell-range-address="Sheet2.B2:Sheet2.B31" chart:label-cell-address="Sheet3.A3:Sheet3.A3" chart:class="chart:line">
            <chart:data-point chart:repeated="30"/>
          </chart:series>
          <chart:series chart:style-name="ch12" chart:values-cell-range-address="Sheet1.A2:Sheet1.A31" chart:label-cell-address="Sheet3.A2:Sheet3.A2" chart:class="chart:line">
            <chart:data-point chart:repeated="30"/>
          </chart:series>
          <chart:series chart:style-name="ch13" chart:values-cell-range-address="Sheet2.A2:Sheet2.A31" chart:label-cell-address="Sheet3.A1:Sheet3.A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ajor</text:p>
                <draw:g>
                  <svg:desc>Sheet3.A4:Sheet3.A4</svg:desc>
                </draw:g>
              </table:table-cell>
              <table:table-cell office:value-type="string">
                <text:p>Column Major (optimized)</text:p>
                <draw:g>
                  <svg:desc>Sheet3.A3:Sheet3.A3</svg:desc>
                </draw:g>
              </table:table-cell>
              <table:table-cell office:value-type="string">
                <text:p>Row Major</text:p>
                <draw:g>
                  <svg:desc>Sheet3.A2:Sheet3.A2</svg:desc>
                </draw:g>
              </table:table-cell>
              <table:table-cell office:value-type="string">
                <text:p>Row Major (optimized)</text:p>
                <draw:g>
                  <svg:desc>Sheet3.A1:Sheet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7.20079">
                <text:p>267.20079</text:p>
                <draw:g>
                  <svg:desc>Sheet1.B2:Sheet1.B31</svg:desc>
                </draw:g>
              </table:table-cell>
              <table:table-cell office:value-type="float" office:value="253.474207">
                <text:p>253.474207</text:p>
                <draw:g>
                  <svg:desc>Sheet2.B2:Sheet2.B31</svg:desc>
                </draw:g>
              </table:table-cell>
              <table:table-cell office:value-type="float" office:value="153.166231">
                <text:p>153.166231</text:p>
                <draw:g>
                  <svg:desc>Sheet1.A2:Sheet1.A31</svg:desc>
                </draw:g>
              </table:table-cell>
              <table:table-cell office:value-type="float" office:value="92.897985">
                <text:p>92.897985</text:p>
                <draw:g>
                  <svg:desc>Sheet2.A2:Sheet2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674326">
                <text:p>264.674326</text:p>
              </table:table-cell>
              <table:table-cell office:value-type="float" office:value="252.878108">
                <text:p>252.878108</text:p>
              </table:table-cell>
              <table:table-cell office:value-type="float" office:value="99.355195">
                <text:p>99.355195</text:p>
              </table:table-cell>
              <table:table-cell office:value-type="float" office:value="47.631535">
                <text:p>47.631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446652">
                <text:p>262.446652</text:p>
              </table:table-cell>
              <table:table-cell office:value-type="float" office:value="253.090588">
                <text:p>253.090588</text:p>
              </table:table-cell>
              <table:table-cell office:value-type="float" office:value="90.323064">
                <text:p>90.323064</text:p>
              </table:table-cell>
              <table:table-cell office:value-type="float" office:value="47.786326">
                <text:p>47.786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.413067">
                <text:p>262.413067</text:p>
              </table:table-cell>
              <table:table-cell office:value-type="float" office:value="253.290217">
                <text:p>253.290217</text:p>
              </table:table-cell>
              <table:table-cell office:value-type="float" office:value="91.396207">
                <text:p>91.396207</text:p>
              </table:table-cell>
              <table:table-cell office:value-type="float" office:value="47.602227">
                <text:p>47.602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870496">
                <text:p>261.870496</text:p>
              </table:table-cell>
              <table:table-cell office:value-type="float" office:value="255.060476">
                <text:p>255.060476</text:p>
              </table:table-cell>
              <table:table-cell office:value-type="float" office:value="91.494889">
                <text:p>91.494889</text:p>
              </table:table-cell>
              <table:table-cell office:value-type="float" office:value="41.698877">
                <text:p>41.698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.35725">
                <text:p>262.35725</text:p>
              </table:table-cell>
              <table:table-cell office:value-type="float" office:value="256.000938">
                <text:p>256.000938</text:p>
              </table:table-cell>
              <table:table-cell office:value-type="float" office:value="93.149833">
                <text:p>93.149833</text:p>
              </table:table-cell>
              <table:table-cell office:value-type="float" office:value="41.716858">
                <text:p>41.716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.015536">
                <text:p>262.015536</text:p>
              </table:table-cell>
              <table:table-cell office:value-type="float" office:value="255.068809">
                <text:p>255.068809</text:p>
              </table:table-cell>
              <table:table-cell office:value-type="float" office:value="90.244141">
                <text:p>90.244141</text:p>
              </table:table-cell>
              <table:table-cell office:value-type="float" office:value="41.706836">
                <text:p>41.706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.732365">
                <text:p>261.732365</text:p>
              </table:table-cell>
              <table:table-cell office:value-type="float" office:value="255.08145">
                <text:p>255.08145</text:p>
              </table:table-cell>
              <table:table-cell office:value-type="float" office:value="91.032875">
                <text:p>91.032875</text:p>
              </table:table-cell>
              <table:table-cell office:value-type="float" office:value="41.710965">
                <text:p>41.710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.81224">
                <text:p>261.81224</text:p>
              </table:table-cell>
              <table:table-cell office:value-type="float" office:value="255.797559">
                <text:p>255.797559</text:p>
              </table:table-cell>
              <table:table-cell office:value-type="float" office:value="91.310692">
                <text:p>91.310692</text:p>
              </table:table-cell>
              <table:table-cell office:value-type="float" office:value="41.681308">
                <text:p>41.681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.996549">
                <text:p>261.996549</text:p>
              </table:table-cell>
              <table:table-cell office:value-type="float" office:value="255.573334">
                <text:p>255.573334</text:p>
              </table:table-cell>
              <table:table-cell office:value-type="float" office:value="91.348107">
                <text:p>91.348107</text:p>
              </table:table-cell>
              <table:table-cell office:value-type="float" office:value="41.737421">
                <text:p>41.737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1.844687">
                <text:p>261.844687</text:p>
              </table:table-cell>
              <table:table-cell office:value-type="float" office:value="254.935607">
                <text:p>254.935607</text:p>
              </table:table-cell>
              <table:table-cell office:value-type="float" office:value="89.429502">
                <text:p>89.429502</text:p>
              </table:table-cell>
              <table:table-cell office:value-type="float" office:value="41.791055">
                <text:p>41.791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1.73671">
                <text:p>261.73671</text:p>
              </table:table-cell>
              <table:table-cell office:value-type="float" office:value="252.737698">
                <text:p>252.737698</text:p>
              </table:table-cell>
              <table:table-cell office:value-type="float" office:value="91.108206">
                <text:p>91.108206</text:p>
              </table:table-cell>
              <table:table-cell office:value-type="float" office:value="47.53141">
                <text:p>47.53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614594">
                <text:p>261.614594</text:p>
              </table:table-cell>
              <table:table-cell office:value-type="float" office:value="253.375551">
                <text:p>253.375551</text:p>
              </table:table-cell>
              <table:table-cell office:value-type="float" office:value="89.904163">
                <text:p>89.904163</text:p>
              </table:table-cell>
              <table:table-cell office:value-type="float" office:value="47.723836">
                <text:p>47.723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.622717">
                <text:p>262.622717</text:p>
              </table:table-cell>
              <table:table-cell office:value-type="float" office:value="255.085204">
                <text:p>255.085204</text:p>
              </table:table-cell>
              <table:table-cell office:value-type="float" office:value="90.822671">
                <text:p>90.822671</text:p>
              </table:table-cell>
              <table:table-cell office:value-type="float" office:value="41.6943">
                <text:p>41.6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.850005">
                <text:p>261.850005</text:p>
              </table:table-cell>
              <table:table-cell office:value-type="float" office:value="254.464186">
                <text:p>254.464186</text:p>
              </table:table-cell>
              <table:table-cell office:value-type="float" office:value="91.381982">
                <text:p>91.381982</text:p>
              </table:table-cell>
              <table:table-cell office:value-type="float" office:value="41.725865">
                <text:p>41.725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.699042">
                <text:p>261.699042</text:p>
              </table:table-cell>
              <table:table-cell office:value-type="float" office:value="254.763904">
                <text:p>254.763904</text:p>
              </table:table-cell>
              <table:table-cell office:value-type="float" office:value="90.562433">
                <text:p>90.562433</text:p>
              </table:table-cell>
              <table:table-cell office:value-type="float" office:value="41.67662">
                <text:p>41.67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.741457">
                <text:p>262.741457</text:p>
              </table:table-cell>
              <table:table-cell office:value-type="float" office:value="254.58943">
                <text:p>254.58943</text:p>
              </table:table-cell>
              <table:table-cell office:value-type="float" office:value="91.06218">
                <text:p>91.06218</text:p>
              </table:table-cell>
              <table:table-cell office:value-type="float" office:value="41.698974">
                <text:p>41.698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.800009">
                <text:p>261.800009</text:p>
              </table:table-cell>
              <table:table-cell office:value-type="float" office:value="254.518364">
                <text:p>254.518364</text:p>
              </table:table-cell>
              <table:table-cell office:value-type="float" office:value="90.276867">
                <text:p>90.276867</text:p>
              </table:table-cell>
              <table:table-cell office:value-type="float" office:value="41.702987">
                <text:p>41.702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1.729955">
                <text:p>261.729955</text:p>
              </table:table-cell>
              <table:table-cell office:value-type="float" office:value="254.928665">
                <text:p>254.928665</text:p>
              </table:table-cell>
              <table:table-cell office:value-type="float" office:value="90.694082">
                <text:p>90.694082</text:p>
              </table:table-cell>
              <table:table-cell office:value-type="float" office:value="41.701334">
                <text:p>41.701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.966282">
                <text:p>262.966282</text:p>
              </table:table-cell>
              <table:table-cell office:value-type="float" office:value="254.116067">
                <text:p>254.116067</text:p>
              </table:table-cell>
              <table:table-cell office:value-type="float" office:value="89.16652">
                <text:p>89.16652</text:p>
              </table:table-cell>
              <table:table-cell office:value-type="float" office:value="41.696254">
                <text:p>41.696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.31101">
                <text:p>262.31101</text:p>
              </table:table-cell>
              <table:table-cell office:value-type="float" office:value="254.579195">
                <text:p>254.579195</text:p>
              </table:table-cell>
              <table:table-cell office:value-type="float" office:value="90.184691">
                <text:p>90.184691</text:p>
              </table:table-cell>
              <table:table-cell office:value-type="float" office:value="41.731285">
                <text:p>41.731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.029755">
                <text:p>262.029755</text:p>
              </table:table-cell>
              <table:table-cell office:value-type="float" office:value="254.387726">
                <text:p>254.387726</text:p>
              </table:table-cell>
              <table:table-cell office:value-type="float" office:value="91.596056">
                <text:p>91.596056</text:p>
              </table:table-cell>
              <table:table-cell office:value-type="float" office:value="41.763673">
                <text:p>41.763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.103022">
                <text:p>261.103022</text:p>
              </table:table-cell>
              <table:table-cell office:value-type="float" office:value="254.600769">
                <text:p>254.600769</text:p>
              </table:table-cell>
              <table:table-cell office:value-type="float" office:value="91.403643">
                <text:p>91.403643</text:p>
              </table:table-cell>
              <table:table-cell office:value-type="float" office:value="41.661951">
                <text:p>41.661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.389689">
                <text:p>261.389689</text:p>
              </table:table-cell>
              <table:table-cell office:value-type="float" office:value="254.62307">
                <text:p>254.62307</text:p>
              </table:table-cell>
              <table:table-cell office:value-type="float" office:value="89.930133">
                <text:p>89.930133</text:p>
              </table:table-cell>
              <table:table-cell office:value-type="float" office:value="41.702657">
                <text:p>41.702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19345">
                <text:p>261.19345</text:p>
              </table:table-cell>
              <table:table-cell office:value-type="float" office:value="254.806641">
                <text:p>254.806641</text:p>
              </table:table-cell>
              <table:table-cell office:value-type="float" office:value="88.802997">
                <text:p>88.802997</text:p>
              </table:table-cell>
              <table:table-cell office:value-type="float" office:value="41.69776">
                <text:p>41.69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.645584">
                <text:p>261.645584</text:p>
              </table:table-cell>
              <table:table-cell office:value-type="float" office:value="254.814198">
                <text:p>254.814198</text:p>
              </table:table-cell>
              <table:table-cell office:value-type="float" office:value="89.221159">
                <text:p>89.221159</text:p>
              </table:table-cell>
              <table:table-cell office:value-type="float" office:value="41.680543">
                <text:p>41.680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.964498">
                <text:p>262.964498</text:p>
              </table:table-cell>
              <table:table-cell office:value-type="float" office:value="255.097492">
                <text:p>255.097492</text:p>
              </table:table-cell>
              <table:table-cell office:value-type="float" office:value="91.119171">
                <text:p>91.119171</text:p>
              </table:table-cell>
              <table:table-cell office:value-type="float" office:value="41.718683">
                <text:p>41.718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.416791">
                <text:p>262.416791</text:p>
              </table:table-cell>
              <table:table-cell office:value-type="float" office:value="254.658185">
                <text:p>254.658185</text:p>
              </table:table-cell>
              <table:table-cell office:value-type="float" office:value="89.956969">
                <text:p>89.956969</text:p>
              </table:table-cell>
              <table:table-cell office:value-type="float" office:value="41.693512">
                <text:p>41.693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.638797">
                <text:p>262.638797</text:p>
              </table:table-cell>
              <table:table-cell office:value-type="float" office:value="254.734658">
                <text:p>254.734658</text:p>
              </table:table-cell>
              <table:table-cell office:value-type="float" office:value="89.03678">
                <text:p>89.03678</text:p>
              </table:table-cell>
              <table:table-cell office:value-type="float" office:value="41.774563">
                <text:p>41.774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.085408">
                <text:p>262.085408</text:p>
              </table:table-cell>
              <table:table-cell office:value-type="float" office:value="253.994375">
                <text:p>253.994375</text:p>
              </table:table-cell>
              <table:table-cell office:value-type="float" office:value="90.956853">
                <text:p>90.956853</text:p>
              </table:table-cell>
              <table:table-cell office:value-type="float" office:value="41.698118">
                <text:p>41.698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</office:styles>
</office:document-styles>
</file>